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LucidaSans1" svg:font-family="LucidaSans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ndale Sans UI" svg:font-family="'Andale Sans UI'"/>
    <style:font-face style:font-family-generic="system" style:font-pitch="variable" style:name="HG Mincho Light J" svg:font-family="'HG Mincho Light J'"/>
    <style:font-face style:font-family-generic="system" style:font-pitch="variable" style:name="LucidaSans" svg:font-family="Lucida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This file is saved in OpenOffice.org without “Size optimization for ODF format”.<text:s/></text:p>
      <text:p text:style-name="Standard">This means that there are line breaks between the ODF XML tags and therefore text nodes.<text:s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LucidaSans1" svg:font-family="LucidaSans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ndale Sans UI" svg:font-family="'Andale Sans UI'"/>
    <style:font-face style:font-family-generic="system" style:font-pitch="variable" style:name="HG Mincho Light J" svg:font-family="'HG Mincho Light J'"/>
    <style:font-face style:font-family-generic="system" style:font-pitch="variable" style:name="LucidaSans" svg:font-family="Lucida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Times New Roman" style:font-name-asian="Andale Sans UI" style:font-name-complex="LucidaSans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HG Mincho Light J" style:font-name-complex="LucidaSans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LucidaSans1"/>
    </style:style>
    <style:style style:family="paragraph" style:name="Index" style:parent-style-name="Standard">
      <style:text-properties style:font-name-complex="LucidaSans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LucidaSans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8</dc:date>
    <meta:editing-cycles>2</meta:editing-cycles>
    <meta:editing-duration>PT0.004S</meta:editing-duration>
  </office:meta>
</office:document-meta>
</file>